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113" officeooo:paragraph-rsid="0005b113"/>
    </style:style>
    <style:style style:name="P2" style:family="paragraph" style:parent-style-name="Standard">
      <style:text-properties officeooo:rsid="0005db9b" officeooo:paragraph-rsid="0005d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pictures need to be the same size?</text:p>
      <text:p text:style-name="P1">Is there a ratio requirement?</text:p>
      <text:p text:style-name="P1"/>
      <text:p text:style-name="P1">Challenges:</text:p>
      <text:p text:style-name="P1"><text:tab/>Ambiguity with how the letters should look</text:p>
      <text:p text:style-name="P1"><text:tab/></text:p>
      <text:p text:style-name="P1">Pair coding is important!</text:p>
      <text:p text:style-name="P1">For testing, tests do not have to be perfect, but we need to start writing testing prior THIS SPRINT</text:p>
      <text:p text:style-name="P1">Dont white box test the whole thing</text:p>
      <text:p text:style-name="P1">Have not developed all web features, want to make collage builder first sprint</text:p>
      <text:p text:style-name="P1"/>
      <text:p text:style-name="P1">Regarding the letters</text:p>
      <text:p text:style-name="P1"><text:tab/>Try new technique (jun)</text:p>
      <text:p text:style-name="P1"><text:tab/><text:tab/>depending on progress with the new lettering scheme, we may need to revise task p<text:tab/><text:tab/><text:tab/>riorites </text:p>
      <text:p text:style-name="P1">Pablo and Jun </text:p>
      <text:p text:style-name="P1"><text:tab/>accomplished</text:p>
      <text:p text:style-name="P1"><text:tab/>worked on implementation completed stanaloe for collage builder</text:p>
      <text:p text:style-name="P1"><text:tab/></text:p>
      <text:p text:style-name="P1"><text:tab/>challenges:</text:p>
      <text:p text:style-name="P1"><text:tab/>implemented collage builder differently than expected </text:p>
      <text:p text:style-name="P1"><text:tab/></text:p>
      <text:p text:style-name="P1"><text:tab/>new mthod for collage bulder </text:p>
      <text:p text:style-name="P1"><text:tab/>std alone java prototype</text:p>
      <text:p text:style-name="P1"/>
      <text:p text:style-name="P1">Pedro/Brian</text:p>
      <text:p text:style-name="P1"><text:tab/>Accomplished</text:p>
      <text:p text:style-name="P1"><text:tab/><text:tab/>Laid out plan for what needs to be tests</text:p>
      <text:p text:style-name="P1"><text:tab/>Challenges:</text:p>
      <text:p text:style-name="P1"><text:tab/><text:tab/>No Challenges</text:p>
      <text:p text:style-name="P1"><text:tab/>By Next Time</text:p>
      <text:p text:style-name="P1"><text:tab/><text:tab/>Black Box for parents test</text:p>
      <text:p text:style-name="P1"><text:tab/><text:tab/>write tests</text:p>
      <text:p text:style-name="P1"/>
      <text:p text:style-name="P2">Shan</text:p>
      <text:p text:style-name="P2"><text:tab/>Tasks</text:p>
      <text:p text:style-name="P2"><text:tab/><text:tab/>Take Notes at the meeting</text:p>
      <text:p text:style-name="P2"><text:tab/><text:tab/></text:p>
      <text:p text:style-name="P2"><text:tab/>Accomplished</text:p>
      <text:p text:style-name="P2"><text:tab/>Challengs </text:p>
      <text:p text:style-name="P2"><text:tab/>By Next Time</text:p>
      <text:p text:style-name="P2"><text:tab/><text:tab/>Msg ppl about the meeting ahead of time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07:55.087792663</meta:creation-date>
    <dc:date>2018-03-26T20:26:55.763967738</dc:date>
    <meta:editing-duration>PT6M22S</meta:editing-duration>
    <meta:editing-cycles>1</meta:editing-cycles>
    <meta:document-statistic meta:table-count="0" meta:image-count="0" meta:object-count="0" meta:page-count="1" meta:paragraph-count="38" meta:word-count="159" meta:character-count="980" meta:non-whitespace-character-count="811"/>
    <meta:generator>LibreOffice/5.4.5.1$Linux_X86_64 LibreOffice_project/40m0$Build-1</meta:generator>
  </office:meta>
</office:document-meta>
</file>